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4a3d" officeooo:paragraph-rsid="00034a3d"/>
    </style:style>
    <style:style style:name="P2" style:family="paragraph" style:parent-style-name="Standard">
      <style:text-properties officeooo:rsid="00034a3d" officeooo:paragraph-rsid="0005a201"/>
    </style:style>
    <style:style style:name="P3" style:family="paragraph" style:parent-style-name="Standard">
      <style:text-properties style:text-underline-style="solid" style:text-underline-width="auto" style:text-underline-color="font-color" officeooo:rsid="00034a3d" officeooo:paragraph-rsid="00034a3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34a3d" officeooo:paragraph-rsid="00034a3d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officeooo:rsid="0006bb64" officeooo:paragraph-rsid="0006bb64"/>
    </style:style>
    <style:style style:name="P6" style:family="paragraph" style:parent-style-name="Standard">
      <style:text-properties officeooo:rsid="0003e173" officeooo:paragraph-rsid="0003e173"/>
    </style:style>
    <style:style style:name="P7" style:family="paragraph" style:parent-style-name="Standard">
      <style:text-properties style:text-underline-style="none" officeooo:rsid="0003e173" officeooo:paragraph-rsid="0003e173"/>
    </style:style>
    <style:style style:name="P8" style:family="paragraph" style:parent-style-name="Standard">
      <style:text-properties officeooo:rsid="00043a5c" officeooo:paragraph-rsid="00043a5c"/>
    </style:style>
    <style:style style:name="P9" style:family="paragraph" style:parent-style-name="Standard">
      <style:text-properties officeooo:rsid="00043a5c" officeooo:paragraph-rsid="0005a201"/>
    </style:style>
    <style:style style:name="P10" style:family="paragraph" style:parent-style-name="Standard">
      <style:text-properties officeooo:rsid="00043a5c" officeooo:paragraph-rsid="0006bb64"/>
    </style:style>
    <style:style style:name="P11" style:family="paragraph" style:parent-style-name="Standard">
      <style:text-properties officeooo:rsid="00043a5c" officeooo:paragraph-rsid="000731c2"/>
    </style:style>
    <style:style style:name="P12" style:family="paragraph" style:parent-style-name="Standard">
      <style:text-properties officeooo:rsid="00043a5c" officeooo:paragraph-rsid="00092ddf"/>
    </style:style>
    <style:style style:name="P13" style:family="paragraph" style:parent-style-name="Standard">
      <style:text-properties officeooo:rsid="0005a201" officeooo:paragraph-rsid="0005a201"/>
    </style:style>
    <style:style style:name="P14" style:family="paragraph" style:parent-style-name="Standard">
      <style:text-properties officeooo:rsid="0005a201" officeooo:paragraph-rsid="0006bb64"/>
    </style:style>
    <style:style style:name="P15" style:family="paragraph" style:parent-style-name="Standard">
      <style:text-properties officeooo:rsid="0006bb64" officeooo:paragraph-rsid="0006bb64"/>
    </style:style>
    <style:style style:name="P16" style:family="paragraph" style:parent-style-name="Standard">
      <style:text-properties officeooo:rsid="000731c2" officeooo:paragraph-rsid="000731c2"/>
    </style:style>
    <style:style style:name="P17" style:family="paragraph" style:parent-style-name="Standard">
      <style:text-properties style:text-underline-style="none" officeooo:rsid="00043a5c" officeooo:paragraph-rsid="000731c2"/>
    </style:style>
    <style:style style:name="P18" style:family="paragraph" style:parent-style-name="Standard">
      <style:text-properties officeooo:rsid="0005a201" officeooo:paragraph-rsid="0009adfa"/>
    </style:style>
    <style:style style:name="P19" style:family="paragraph" style:parent-style-name="Standard">
      <style:text-properties officeooo:rsid="0005a201" officeooo:paragraph-rsid="000d5ade"/>
    </style:style>
    <style:style style:name="P20" style:family="paragraph" style:parent-style-name="Standard">
      <style:text-properties officeooo:rsid="00043a5c" officeooo:paragraph-rsid="0006bb64"/>
    </style:style>
    <style:style style:name="P21" style:family="paragraph" style:parent-style-name="Standard">
      <style:text-properties officeooo:rsid="00043a5c" officeooo:paragraph-rsid="0009adfa"/>
    </style:style>
    <style:style style:name="P22" style:family="paragraph" style:parent-style-name="Standard">
      <style:text-properties officeooo:rsid="00043a5c" officeooo:paragraph-rsid="000731c2"/>
    </style:style>
    <style:style style:name="P23" style:family="paragraph" style:parent-style-name="Standard">
      <style:text-properties officeooo:rsid="00043a5c" officeooo:paragraph-rsid="000c013f"/>
    </style:style>
    <style:style style:name="P24" style:family="paragraph" style:parent-style-name="Standard">
      <style:text-properties officeooo:rsid="00043a5c" officeooo:paragraph-rsid="000d5ade"/>
    </style:style>
    <style:style style:name="P25" style:family="paragraph" style:parent-style-name="Standard">
      <style:text-properties style:text-underline-style="solid" style:text-underline-width="auto" style:text-underline-color="font-color" officeooo:rsid="0006bb64" officeooo:paragraph-rsid="0006bb64"/>
    </style:style>
    <style:style style:name="P26" style:family="paragraph" style:parent-style-name="Standard">
      <style:text-properties officeooo:rsid="0006bb64" officeooo:paragraph-rsid="000d5ade"/>
    </style:style>
    <style:style style:name="P27" style:family="paragraph" style:parent-style-name="Standard">
      <style:text-properties officeooo:rsid="000d5ade" officeooo:paragraph-rsid="000d5ade"/>
    </style:style>
    <style:style style:name="P28" style:family="paragraph" style:parent-style-name="Standard">
      <style:text-properties officeooo:rsid="00034a3d" officeooo:paragraph-rsid="000d5ade"/>
    </style:style>
    <style:style style:name="T1" style:family="text">
      <style:text-properties officeooo:rsid="0003be2b"/>
    </style:style>
    <style:style style:name="T2" style:family="text">
      <style:text-properties officeooo:rsid="0003e173"/>
    </style:style>
    <style:style style:name="T3" style:family="text">
      <style:text-properties officeooo:rsid="00043a5c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03be2b"/>
    </style:style>
    <style:style style:name="T6" style:family="text">
      <style:text-properties style:text-underline-style="solid" style:text-underline-width="auto" style:text-underline-color="font-color" officeooo:rsid="000d5ade"/>
    </style:style>
    <style:style style:name="T7" style:family="text">
      <style:text-properties officeooo:rsid="0005a201"/>
    </style:style>
    <style:style style:name="T8" style:family="text">
      <style:text-properties officeooo:rsid="0006bb64"/>
    </style:style>
    <style:style style:name="T9" style:family="text">
      <style:text-properties officeooo:rsid="000731c2"/>
    </style:style>
    <style:style style:name="T10" style:family="text">
      <style:text-properties officeooo:rsid="0009adfa"/>
    </style:style>
    <style:style style:name="T11" style:family="text">
      <style:text-properties officeooo:rsid="000d5ad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og In Activity</text:p>
      <text:p text:style-name="P1"/>
      <text:p text:style-name="P1"><text:span text:style-name="T2">S</text:span>ervicio: /<text:span text:style-name="T2">logIn (POST)</text:span></text:p>
      <text:p text:style-name="P3">cliente manda: </text:p>
      <text:p text:style-name="P8">{</text:p>
      <text:p text:style-name="P8"><text:s text:c="6"/><text:tab/>"username" : &lt;username&gt;,</text:p>
      <text:p text:style-name="P8"><text:s text:c="6"/><text:tab/>"password" : &lt;<text:span text:style-name="T7">md5_</text:span>password&gt;</text:p>
      <text:p text:style-name="P8"><text:tab/>“<text:span text:style-name="T9">location</text:span>”: <text:span text:style-name="T9">&lt;coordenadas&gt;</text:span></text:p>
      <text:p text:style-name="P8">}</text:p>
      <text:p text:style-name="P8"/>
      <text:p text:style-name="P6"><text:span text:style-name="T4">servidor responde</text:span>: </text:p>
      <text:p text:style-name="P8">{ </text:p>
      <text:p text:style-name="P8"><text:s text:c="6"/><text:tab/>"<text:span text:style-name="T9">ok</text:span>" : <text:span text:style-name="T9">true/false</text:span>,</text:p>
      <text:p text:style-name="P8"><text:tab/>“<text:span text:style-name="T9">what” : invalid user/invalid password</text:span></text:p>
      <text:p text:style-name="P8">}</text:p>
      <text:p text:style-name="P1"/>
      <text:p text:style-name="P4">Sig<text:span text:style-name="T2">n Up</text:span> Activity</text:p>
      <text:p text:style-name="P1"/>
      <text:p text:style-name="P1">servicio: /<text:span text:style-name="T2">signUp (POST)</text:span></text:p>
      <text:p text:style-name="P1">cliente manda:</text:p>
      <text:p text:style-name="P9">{ </text:p>
      <text:p text:style-name="P9"><text:s text:c="6"/><text:tab/>"username" : &lt;username&gt;,</text:p>
      <text:p text:style-name="P9"><text:s text:c="5"/><text:tab/> "password" : &lt;<text:span text:style-name="T7">md5_</text:span>password&gt;</text:p>
      <text:p text:style-name="P11"><text:tab/>“<text:span text:style-name="T9">location</text:span>”: <text:span text:style-name="T9">&lt;coordenadas&gt;</text:span></text:p>
      <text:p text:style-name="P9">}</text:p>
      <text:p text:style-name="P9"/>
      <text:p text:style-name="P11">{ </text:p>
      <text:p text:style-name="P11"><text:s text:c="6"/><text:tab/>"<text:span text:style-name="T9">ok</text:span>" : <text:span text:style-name="T9">true/false</text:span>,</text:p>
      <text:p text:style-name="P11"><text:tab/>“<text:span text:style-name="T9">what” : “”/invalid user</text:span></text:p>
      <text:p text:style-name="P11">}</text:p>
      <text:p text:style-name="P9"/>
      <text:p text:style-name="P6">servidor responde igual que en logIn.</text:p>
      <text:p text:style-name="P1"/>
      <text:p text:style-name="P4">Configuration Activity</text:p>
      <text:p text:style-name="P1"/>
      <text:p text:style-name="P1">servicio: /setConfig <text:span text:style-name="T2">(POST)</text:span></text:p>
      <text:p text:style-name="P1">cliente manda: <text:span text:style-name="T2">username, password, </text:span>status<text:span text:style-name="T2">, profile picture.</text:span></text:p>
      <text:p text:style-name="P9">{ </text:p>
      <text:p text:style-name="P11"><text:s text:c="5"/><text:tab/>"username" : &lt;username&gt;,</text:p>
      <text:p text:style-name="P11"><text:s text:c="5"/><text:tab/>"password" : &lt;<text:span text:style-name="T7">md5_</text:span>password&gt;</text:p>
      <text:p text:style-name="P23"><text:tab/>“<text:span text:style-name="T9">location</text:span>”: <text:span text:style-name="T9">&lt;coordenadas&gt;</text:span></text:p>
      <text:p text:style-name="P9"><text:s text:c="4"/><text:tab/>"status" : &lt;<text:span text:style-name="T7">new</text:span>_status&gt;, </text:p>
      <text:p text:style-name="P9"><text:s text:c="6"/><text:tab/>"<text:span text:style-name="T7">profile_picture</text:span>" : &lt;<text:span text:style-name="T7">new_base64_valid_picture</text:span>&gt;</text:p>
      <text:p text:style-name="P9">}</text:p>
      <text:p text:style-name="P16">server responde:</text:p>
      <text:p text:style-name="P12">{ </text:p>
      <text:p text:style-name="P12"><text:s text:c="6"/><text:tab/>"<text:span text:style-name="T9">ok</text:span>" : <text:span text:style-name="T9">true/false</text:span>,</text:p>
      <text:p text:style-name="P12"><text:tab/>“<text:span text:style-name="T9">what” : “”/invalid user</text:span></text:p>
      <text:p text:style-name="P12">}</text:p>
      <text:p text:style-name="P7"/>
      <text:p text:style-name="P1"/>
      <text:p text:style-name="P4">Chats Activity</text:p>
      <text:p text:style-name="P1"><text:soft-page-break/></text:p>
      <text:p text:style-name="P1"><text:span text:style-name="T4">servicio: /somethingForMe </text:span><text:s/><text:span text:style-name="T2">(GET) </text:span>(mensajes nuevos para este usuario)</text:p>
      <text:p text:style-name="P1">cliente manda <text:span text:style-name="T2">parametros</text:span>: “<text:span text:style-name="T7">username” y “password” (encriptada en md5)</text:span></text:p>
      <text:p text:style-name="P11">{</text:p>
      <text:p text:style-name="P11"><text:s text:c="6"/><text:tab/>"username" : &lt;username&gt;,</text:p>
      <text:p text:style-name="P11"><text:s text:c="5"/><text:tab/> "password" : &lt;<text:span text:style-name="T7">md5_</text:span>password&gt;</text:p>
      <text:p text:style-name="P24"><text:tab/>“<text:span text:style-name="T9">location</text:span>”: <text:span text:style-name="T9">&lt;coordenadas&gt;</text:span></text:p>
      <text:p text:style-name="P11">}</text:p>
      <text:p text:style-name="P6">servidor responde:</text:p>
      <text:p text:style-name="P6"/>
      <text:p text:style-name="P13">{</text:p>
      <text:p text:style-name="P14"><text:tab/>"<text:span text:style-name="T8">messages</text:span>" :<text:span text:style-name="T8"> </text:span>[ &lt;vector de Messages&gt; <text:s/>]</text:p>
      <text:p text:style-name="P13">}</text:p>
      <text:p text:style-name="P13"/>
      <text:p text:style-name="P13">estructura de un Message:</text:p>
      <text:p text:style-name="P13">{ </text:p>
      <text:p text:style-name="P13"><text:s text:c="6"/>"msg_date" : "15/04/2015", </text:p>
      <text:p text:style-name="P13"><text:s text:c="6"/>"msg_fromID" : &lt;user emisor&gt;, </text:p>
      <text:p text:style-name="P13"><text:s text:c="6"/>"msg_text" : &lt;mensaje&gt;, </text:p>
      <text:p text:style-name="P13"><text:s text:c="6"/>"msg_time" : "06:55", </text:p>
      <text:p text:style-name="P13"><text:s text:c="6"/>"msg_toID" : &lt;user receptor&gt;</text:p>
      <text:p text:style-name="P13">}</text:p>
      <text:p text:style-name="P6"/>
      <text:p text:style-name="P1"><text:span text:style-name="T4">servicio: /currentChats</text:span> <text:span text:style-name="T2">(GET)</text:span></text:p>
      <text:p text:style-name="P2">cliente manda <text:span text:style-name="T2">parametros</text:span>: “<text:span text:style-name="T7">username” y “password” (encriptada en md5)</text:span></text:p>
      <text:p text:style-name="P6"/>
      <text:p text:style-name="P11">{ </text:p>
      <text:p text:style-name="P11"><text:s text:c="6"/><text:tab/>"username" : &lt;username&gt;,</text:p>
      <text:p text:style-name="P11"><text:s text:c="5"/><text:tab/> "password" : &lt;<text:span text:style-name="T7">md5_</text:span>password&gt;</text:p>
      <text:p text:style-name="P27"><text:tab/>“<text:span text:style-name="T9">location</text:span>”: <text:span text:style-name="T9">&lt;coordenadas&gt;</text:span></text:p>
      <text:p text:style-name="P11">}</text:p>
      <text:p text:style-name="P11"/>
      <text:p text:style-name="P6">Servidor responde:</text:p>
      <text:p text:style-name="P6"/>
      <text:p text:style-name="P10">{ </text:p>
      <text:p text:style-name="P10"><text:tab/>"<text:span text:style-name="T8">chats</text:span>" : <text:span text:style-name="T8">[ &lt;vector de chats&gt; ]</text:span></text:p>
      <text:p text:style-name="P10">}</text:p>
      <text:p text:style-name="P10"/>
      <text:p text:style-name="P26">estructura de un <text:span text:style-name="T11">Chat</text:span>:</text:p>
      <text:p text:style-name="P26">{</text:p>
      <text:p text:style-name="P24"><text:s text:c="3"/>"<text:span text:style-name="T11">otherU</text:span>ser" : <text:span text:style-name="T11">&lt;username&gt;</text:span></text:p>
      <text:p text:style-name="P24"><text:s text:c="4"/>“<text:span text:style-name="T11">messages</text:span>” : <text:span text:style-name="T11">[Messages between oherUser y </text:span><text:span text:style-name="T6">thisUser]</text:span></text:p>
      <text:p text:style-name="P26">}</text:p>
      <text:p text:style-name="P26"/>
      <text:p text:style-name="P19">estructura de un Message:</text:p>
      <text:p text:style-name="P19">{ </text:p>
      <text:p text:style-name="P19"><text:s text:c="6"/>"msg_date" : "15/04/2015", </text:p>
      <text:p text:style-name="P19"><text:s text:c="6"/>"msg_fromID" : &lt;user emisor&gt;, </text:p>
      <text:p text:style-name="P19"><text:s text:c="6"/>"msg_text" : &lt;mensaje&gt;, </text:p>
      <text:p text:style-name="P19"><text:s text:c="6"/>"msg_time" : "06:55", </text:p>
      <text:p text:style-name="P19"><text:s text:c="6"/>"msg_toID" : &lt;user receptor&gt;</text:p>
      <text:p text:style-name="P19">}</text:p>
      <text:p text:style-name="P1"><text:soft-page-break/></text:p>
      <text:p text:style-name="P1">servicio: /users <text:span text:style-name="T2">(GET)</text:span></text:p>
      <text:p text:style-name="P2">cliente manda <text:span text:style-name="T2">parametros</text:span>: “<text:span text:style-name="T7">username” y “password” (encriptada en md5)</text:span></text:p>
      <text:p text:style-name="P11">{ </text:p>
      <text:p text:style-name="P11"><text:s text:c="6"/><text:tab/>"username" : &lt;username&gt;,</text:p>
      <text:p text:style-name="P11"><text:s text:c="5"/><text:tab/> "password" : &lt;<text:span text:style-name="T7">md5_</text:span>password&gt;</text:p>
      <text:p text:style-name="P27"><text:tab/>“<text:span text:style-name="T9">location</text:span>”: <text:span text:style-name="T9">&lt;coordenadas&gt;</text:span></text:p>
      <text:p text:style-name="P11">}</text:p>
      <text:p text:style-name="P6"/>
      <text:p text:style-name="P6">Servidor responde:</text:p>
      <text:p text:style-name="P10">{</text:p>
      <text:p text:style-name="P10"><text:s text:c="3"/><text:tab/>"<text:span text:style-name="T8">users</text:span>" : <text:span text:style-name="T8">[ &lt;vector de Users&gt; ]</text:span></text:p>
      <text:p text:style-name="P10">}</text:p>
      <text:p text:style-name="P10"/>
      <text:p text:style-name="P15">estructura de un User:</text:p>
      <text:p text:style-name="P15">{</text:p>
      <text:p text:style-name="P10"><text:s text:c="6"/>"location" : &lt;user_location&gt;, </text:p>
      <text:p text:style-name="P10"><text:s text:c="6"/>"status" : &lt;user_status&gt;, </text:p>
      <text:p text:style-name="P10"><text:s text:c="6"/>"<text:span text:style-name="T7">profile_picture</text:span>" : &lt;<text:span text:style-name="T7">base64_picture</text:span>&gt;, </text:p>
      <text:p text:style-name="P10"><text:s text:c="6"/>"username" : &lt;username&gt;</text:p>
      <text:p text:style-name="P15">}</text:p>
      <text:p text:style-name="P1"/>
      <text:p text:style-name="P3">Chat Activity</text:p>
      <text:p text:style-name="P1"/>
      <text:p text:style-name="P1"><text:span text:style-name="T4">servicio: /</text:span><text:span text:style-name="T5">sendMessage</text:span><text:span text:style-name="T1"> (POST)</text:span></text:p>
      <text:p text:style-name="P1"/>
      <text:p text:style-name="P28">cliente manda: </text:p>
      <text:p text:style-name="P14">{ </text:p>
      <text:p text:style-name="P18"><text:s text:c="5"/><text:span text:style-name="T3">"username" : &lt;username&gt;,</text:span></text:p>
      <text:p text:style-name="P21"><text:s text:c="6"/>"password" : &lt;<text:span text:style-name="T7">md5_</text:span>password&gt;</text:p>
      <text:p text:style-name="P21"><text:s text:c="6"/>“<text:span text:style-name="T10">location”: </text:span></text:p>
      <text:p text:style-name="P14"><text:s text:c="6"/>"msg_toID" : &lt;user receptor&gt;,</text:p>
      <text:p text:style-name="P14"><text:s text:c="6"/>"msg_text" : &lt;mensaje&gt;</text:p>
      <text:p text:style-name="P14">}</text:p>
      <text:p text:style-name="P14"/>
      <text:p text:style-name="P16">server responde:</text:p>
      <text:p text:style-name="P11">{ </text:p>
      <text:p text:style-name="P11"><text:s text:c="6"/><text:tab/>"<text:span text:style-name="T9">ok</text:span>" : <text:span text:style-name="T9">true/false</text:span>,</text:p>
      <text:p text:style-name="P11"><text:tab/>“<text:span text:style-name="T9">what” : invalid user</text:span></text:p>
      <text:p text:style-name="P17">}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2T23:33:52.847615360</meta:creation-date>
    <dc:date>2015-04-29T18:04:22.835976103</dc:date>
    <meta:editing-duration>PT21M54S</meta:editing-duration>
    <meta:editing-cycles>6</meta:editing-cycles>
    <meta:generator>LibreOffice/4.2.7.2$Linux_X86_64 LibreOffice_project/420m0$Build-2</meta:generator>
    <meta:document-statistic meta:table-count="0" meta:image-count="0" meta:object-count="0" meta:page-count="3" meta:paragraph-count="118" meta:word-count="322" meta:character-count="2528" meta:non-whitespace-character-count="2036"/>
  </office:meta>
</office:document-meta>
</file>